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B0000005D2CA0B3F05EA25FDA.jpg" manifest:media-type="image/jpeg"/>
  <manifest:file-entry manifest:full-path="Pictures/10000000000004340000005E556A374AD420A65A.jpg" manifest:media-type="image/jpeg"/>
  <manifest:file-entry manifest:full-path="Pictures/100000000000042B0000005D2AF850466D98140B.jpg" manifest:media-type="image/jpeg"/>
  <manifest:file-entry manifest:full-path="Pictures/100000000000042B0000005D7647E2436BE2F89A.jpg" manifest:media-type="image/jpeg"/>
  <manifest:file-entry manifest:full-path="Pictures/100000000000042B0000005DFDFF87E4F6976031.jpg" manifest:media-type="image/jpeg"/>
  <manifest:file-entry manifest:full-path="Pictures/10000000000004340000005E4E0E9B6AE94EB2A1.jpg" manifest:media-type="image/jpeg"/>
  <manifest:file-entry manifest:full-path="Pictures/100000000000042B0000005D329F44D6D32F5EB6.jpg" manifest:media-type="image/jpeg"/>
  <manifest:file-entry manifest:full-path="Pictures/10000000000004340000005E4B862975745F59BA.jpg" manifest:media-type="image/jpeg"/>
  <manifest:file-entry manifest:full-path="Pictures/10000000000004340000005E4B3B6DD66E7903F5.jpg" manifest:media-type="image/jpeg"/>
  <manifest:file-entry manifest:full-path="Pictures/100000000000042B0000005DFDD065964F61E027.jpg" manifest:media-type="image/jpeg"/>
  <manifest:file-entry manifest:full-path="Pictures/10000000000004340000005E6E841DC7C20B4D78.jpg" manifest:media-type="image/jpeg"/>
  <manifest:file-entry manifest:full-path="Pictures/10000000000004340000005E2F39E467378FCE0C.jpg" manifest:media-type="image/jpeg"/>
  <manifest:file-entry manifest:full-path="Pictures/10000000000004340000005E3884A4964EF98CAE.jpg" manifest:media-type="image/jpeg"/>
  <manifest:file-entry manifest:full-path="Pictures/10000000000004340000005EC6FDA951C36D4B8B.jpg" manifest:media-type="image/jpeg"/>
  <manifest:file-entry manifest:full-path="Pictures/10000000000004340000005E26545572BD0ED3F4.jpg" manifest:media-type="image/jpeg"/>
  <manifest:file-entry manifest:full-path="Pictures/10000000000004340000005E3AECBB1E0A06AB2F.jpg" manifest:media-type="image/jpeg"/>
  <manifest:file-entry manifest:full-path="Pictures/10000000000004340000005E57F5F465DD2C9FA2.jpg" manifest:media-type="image/jpeg"/>
  <manifest:file-entry manifest:full-path="Pictures/10000000000004340000005E5CEBD6C42A47348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Default_5f_1_5f_1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Default_5f_1_5f_1_5f_1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1" draw:text-style-name="P1" draw:layer="layout" svg:width="27.999cm" svg:height="2.445cm" svg:x="-0.054cm" svg:y="9.455cm">
          <draw:image xlink:href="Pictures/10000000000004340000005E4B862975745F59BA.jpg" xlink:type="simple" xlink:show="embed" xlink:actuate="onLoad">
            <text:p/>
          </draw:image>
        </draw:frame>
        <draw:frame draw:style-name="gr1" draw:text-style-name="P1" draw:layer="layout" svg:width="27.999cm" svg:height="2.445cm" svg:x="-0.213cm" svg:y="6.466cm">
          <draw:image xlink:href="Pictures/10000000000004340000005E4B3B6DD66E7903F5.jpg" xlink:type="simple" xlink:show="embed" xlink:actuate="onLoad">
            <text:p/>
          </draw:image>
        </draw:frame>
        <draw:frame draw:style-name="gr1" draw:text-style-name="P1" draw:layer="layout" svg:width="27.999cm" svg:height="2.439cm" svg:x="-0.1cm" svg:y="12.863cm">
          <draw:image xlink:href="Pictures/100000000000042B0000005D329F44D6D32F5EB6.jpg" xlink:type="simple" xlink:show="embed" xlink:actuate="onLoad">
            <text:p/>
          </draw:image>
        </draw:frame>
        <draw:frame draw:style-name="gr2" draw:text-style-name="P2" draw:layer="layout" svg:width="12.986cm" svg:height="0.848cm" svg:x="8.636cm" svg:y="17.78cm">
          <draw:text-box>
            <text:p>Spider_mites Two-spotted_spider_mite_c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4" draw:text-style-name="P2" draw:layer="layout" svg:width="5.468cm" svg:height="0.848cm" svg:x="10.788cm" svg:y="17.78cm">
          <draw:text-box>
            <text:p>Target_Spot_cam</text:p>
          </draw:text-box>
        </draw:frame>
        <draw:frame draw:style-name="gr1" draw:text-style-name="P1" draw:layer="layout" svg:width="27.999cm" svg:height="2.445cm" svg:x="-0.119cm" svg:y="6.596cm">
          <draw:image xlink:href="Pictures/10000000000004340000005E3AECBB1E0A06AB2F.jpg" xlink:type="simple" xlink:show="embed" xlink:actuate="onLoad">
            <text:p/>
          </draw:image>
        </draw:frame>
        <draw:frame draw:style-name="gr1" draw:text-style-name="P1" draw:layer="layout" svg:width="27.999cm" svg:height="2.445cm" svg:x="-0.119cm" svg:y="9.496cm">
          <draw:image xlink:href="Pictures/10000000000004340000005E26545572BD0ED3F4.jpg" xlink:type="simple" xlink:show="embed" xlink:actuate="onLoad">
            <text:p/>
          </draw:image>
        </draw:frame>
        <draw:frame draw:style-name="gr1" draw:text-style-name="P1" draw:layer="layout" svg:width="27.999cm" svg:height="2.439cm" svg:x="-0.119cm" svg:y="12.499cm">
          <draw:image xlink:href="Pictures/100000000000042B0000005D2AF850466D9814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2" draw:layer="layout" svg:width="8.177cm" svg:height="0.848cm" svg:x="9.144cm" svg:y="17.78cm">
          <draw:text-box>
            <text:p>Tomato_mosaic_virus_cam</text:p>
          </draw:text-box>
        </draw:frame>
        <draw:frame draw:style-name="gr1" draw:text-style-name="P1" draw:layer="layout" svg:width="27.999cm" svg:height="2.445cm" svg:x="-0.119cm" svg:y="6.096cm">
          <draw:image xlink:href="Pictures/10000000000004340000005E6E841DC7C20B4D78.jpg" xlink:type="simple" xlink:show="embed" xlink:actuate="onLoad">
            <text:p/>
          </draw:image>
        </draw:frame>
        <draw:frame draw:style-name="gr1" draw:text-style-name="P1" draw:layer="layout" svg:width="27.999cm" svg:height="2.445cm" svg:x="-0.119cm" svg:y="9.196cm">
          <draw:image xlink:href="Pictures/10000000000004340000005E3884A4964EF98CAE.jpg" xlink:type="simple" xlink:show="embed" xlink:actuate="onLoad">
            <text:p/>
          </draw:image>
        </draw:frame>
        <draw:frame draw:style-name="gr1" draw:text-style-name="P1" draw:layer="layout" svg:width="27.999cm" svg:height="2.439cm" svg:x="-0.119cm" svg:y="12.499cm">
          <draw:image xlink:href="Pictures/100000000000042B0000005DFDFF87E4F697603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6" draw:text-style-name="P2" draw:layer="layout" svg:width="6.065cm" svg:height="0.848cm" svg:x="10.16cm" svg:y="17.694cm">
          <draw:text-box>
            <text:p>Bacterial_spot_cam</text:p>
          </draw:text-box>
        </draw:frame>
        <draw:frame draw:style-name="gr1" draw:text-style-name="P1" draw:layer="layout" svg:width="27.999cm" svg:height="2.445cm" svg:x="-0.119cm" svg:y="6.096cm">
          <draw:image xlink:href="Pictures/10000000000004340000005E2F39E467378FCE0C.jpg" xlink:type="simple" xlink:show="embed" xlink:actuate="onLoad">
            <text:p/>
          </draw:image>
        </draw:frame>
        <draw:frame draw:style-name="gr1" draw:text-style-name="P1" draw:layer="layout" svg:width="27.999cm" svg:height="2.445cm" svg:x="-0.119cm" svg:y="9.096cm">
          <draw:image xlink:href="Pictures/10000000000004340000005EC6FDA951C36D4B8B.jpg" xlink:type="simple" xlink:show="embed" xlink:actuate="onLoad">
            <text:p/>
          </draw:image>
        </draw:frame>
        <draw:frame draw:style-name="gr1" draw:text-style-name="P1" draw:layer="layout" svg:width="27.999cm" svg:height="2.439cm" svg:x="-0.119cm" svg:y="12.199cm">
          <draw:image xlink:href="Pictures/100000000000042B0000005DFDD065964F61E0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7" draw:text-style-name="P2" draw:layer="layout" svg:width="7.33cm" svg:height="0.848cm" svg:x="10.16cm" svg:y="17.694cm">
          <draw:text-box>
            <text:p>Septoria_leaf_spot_cam</text:p>
          </draw:text-box>
        </draw:frame>
        <draw:frame draw:style-name="gr1" draw:text-style-name="P1" draw:layer="layout" svg:width="27.999cm" svg:height="2.445cm" svg:x="-0.119cm" svg:y="6.296cm">
          <draw:image xlink:href="Pictures/10000000000004340000005E57F5F465DD2C9FA2.jpg" xlink:type="simple" xlink:show="embed" xlink:actuate="onLoad">
            <text:p/>
          </draw:image>
        </draw:frame>
        <draw:frame draw:style-name="gr1" draw:text-style-name="P1" draw:layer="layout" svg:width="27.999cm" svg:height="2.445cm" svg:x="-0.119cm" svg:y="9.496cm">
          <draw:image xlink:href="Pictures/10000000000004340000005E5CEBD6C42A473486.jpg" xlink:type="simple" xlink:show="embed" xlink:actuate="onLoad">
            <text:p/>
          </draw:image>
        </draw:frame>
        <draw:frame draw:style-name="gr1" draw:text-style-name="P1" draw:layer="layout" svg:width="27.999cm" svg:height="2.439cm" svg:x="-0.119cm" svg:y="12.799cm">
          <draw:image xlink:href="Pictures/100000000000042B0000005D7647E2436BE2F8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normal_train<text:line-break/>segmented_test</text:p>
          </draw:text-box>
        </draw:frame>
        <draw:frame draw:style-name="gr8" draw:text-style-name="P2" draw:layer="layout" svg:width="11.162cm" svg:height="0.848cm" svg:x="8.89cm" svg:y="17.694cm">
          <draw:text-box>
            <text:p>Tomato_Yellow_Leaf_Curl_Virus_cam</text:p>
          </draw:text-box>
        </draw:frame>
        <draw:frame draw:style-name="gr1" draw:text-style-name="P1" draw:layer="layout" svg:width="27.999cm" svg:height="2.445cm" svg:x="-0.119cm" svg:y="5.996cm">
          <draw:image xlink:href="Pictures/10000000000004340000005E4E0E9B6AE94EB2A1.jpg" xlink:type="simple" xlink:show="embed" xlink:actuate="onLoad">
            <text:p/>
          </draw:image>
        </draw:frame>
        <draw:frame draw:style-name="gr1" draw:text-style-name="P1" draw:layer="layout" svg:width="27.999cm" svg:height="2.445cm" svg:x="-0.119cm" svg:y="8.896cm">
          <draw:image xlink:href="Pictures/10000000000004340000005E556A374AD420A65A.jpg" xlink:type="simple" xlink:show="embed" xlink:actuate="onLoad">
            <text:p/>
          </draw:image>
        </draw:frame>
        <draw:frame draw:style-name="gr1" draw:text-style-name="P1" draw:layer="layout" svg:width="27.999cm" svg:height="2.439cm" svg:x="-0.119cm" svg:y="11.999cm">
          <draw:image xlink:href="Pictures/100000000000042B0000005D2CA0B3F05EA25FD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9:44.113867628</meta:creation-date>
    <meta:editing-duration>PT15M28S</meta:editing-duration>
    <meta:editing-cycles>4</meta:editing-cycles>
    <meta:generator>LibreOffice/6.0.3.2$Linux_X86_64 LibreOffice_project/00m0$Build-2</meta:generator>
    <dc:title>Impress</dc:title>
    <dc:date>2018-05-22T17:06:04.274338704</dc:date>
    <meta:document-statistic meta:object-count="76"/>
  </office:meta>
</office:document-meta>
</file>